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 UI1" svg:font-family="'Noto Sans Devanagari U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style:font-name-complex="Times New Roman1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font-name="Times New Roman" fo:font-size="14pt" style:font-name-asian="標楷體" style:font-size-asian="14pt" style:font-name-complex="Times New Roman1" style:font-size-complex="14pt"/>
    </style:style>
    <style:style style:name="T2" style:family="text">
      <style:text-properties fo:color="#000000" style:font-name="Times New Roman" style:font-name-asian="標楷體" style:font-name-complex="Times New Roman1" style:font-size-complex="12pt"/>
    </style:style>
    <style:style style:name="T3" style:family="text">
      <style:text-properties fo:color="#000000" style:font-name="Times New Roman" fo:font-weight="bold" style:font-name-asian="標楷體" style:font-weight-asian="bold" style:font-name-complex="Times New Roman1" style:font-size-complex="12pt"/>
    </style:style>
    <style:style style:name="T4" style:family="text">
      <style:text-properties style:font-name="Times New Roman" style:font-name-asian="標楷體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研發處校務資料組誠徵工讀生（臨時工，限本校學生）</text:span></text:p>
      <text:p text:style-name="P1"/>
      <text:p text:style-name="Standard"><text:span text:style-name="T2">【單 位】：研發處校務資料組</text:span></text:p>
      <text:p text:style-name="Standard"><text:span text:style-name="T2">【職務名稱】：臨時工，限本校學生<text:line-break/>【名 額】：1名</text:span></text:p>
      <text:p text:style-name="Standard"><text:span text:style-name="T2">【工作內容】：伺服器搬遷<text:line-break/></text:span><text:span text:style-name="T3">【資格條件】：懂Linux CentOS 7</text:span></text:p>
      <text:p text:style-name="Standard"><text:span text:style-name="T2">【工作期間】：即日起至</text:span><text:bookmark text:name="_GoBack"/><text:span text:style-name="T2">專案完成。<text:line-break/>【待 遇】：面議。<text:line-break/>【工作地點】：本校雲平大樓西棟7樓或可以在家工讀。<text:line-break/>【應備文件】：簡單履歷表、自傳(無格式限制，但必須說明相關經驗)</text:span></text:p>
      <text:p text:style-name="Standard"><text:span text:style-name="T2">【應徵方式】：將文件Email至 </text:span><text:span text:style-name="T4">em51059@email.ncku.edu.tw</text:span><text:span text:style-name="T2">。<text:line-break/>【備註事項】：Email主旨請標示「應徵專案工讀生-姓名」；合格者通知面試，不合格者恕不另行通知。<text:line-break/>【截止日期】：即日起至找到合適人選為止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 UI1" svg:font-family="'Noto Sans Devanagari U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Calibri Light" fo:font-family="'Calibri Light'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註解方塊文字_20_字元" style:display-name="註解方塊文字 字元" style:family="text" style:parent-style-name="Default_20_Paragraph_20_Font">
      <style:text-properties style:font-name="Calibri Light" fo:font-family="'Calibri Light'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453in" fo:margin-bottom="0.7874in" fo:margin-left="0.7874in" fo:margin-right="0.7874in" style:writing-mode="lr-tb" style:layout-grid-color="#c0c0c0" style:layout-grid-lines="39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7</meta:initial-creator>
    <dc:creator>Win10</dc:creator>
    <meta:editing-cycles>9</meta:editing-cycles>
    <meta:creation-date>2022-07-28T03:25:00</meta:creation-date>
    <dc:date>2022-07-28T03:48:00</dc:date>
    <meta:editing-duration>PT14M</meta:editing-duration>
    <meta:generator>LibreOffice/5.4.7.2$Linux_X86_64 LibreOffice_project/c838ef25c16710f8838b1faec480ebba495259d0</meta:generator>
    <meta:document-statistic meta:table-count="0" meta:image-count="0" meta:object-count="0" meta:page-count="1" meta:paragraph-count="6" meta:word-count="242" meta:character-count="296" meta:non-whitespace-character-count="2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